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4077933079204" calcext:value-type="float">
            <text:p>1.94078</text:p>
          </table:table-cell>
          <table:table-cell office:value-type="float" office:value="2.73429902583651" calcext:value-type="float">
            <text:p>2.7343</text:p>
          </table:table-cell>
          <table:table-cell office:value-type="float" office:value="1.43867852604828" calcext:value-type="float">
            <text:p>1.43868</text:p>
          </table:table-cell>
          <table:table-cell office:value-type="float" office:value="118050" calcext:value-type="float">
            <text:p>11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3275730622618" calcext:value-type="float">
            <text:p>2.73276</text:p>
          </table:table-cell>
          <table:table-cell office:value-type="float" office:value="1.66270224481152" calcext:value-type="float">
            <text:p>1.6627</text:p>
          </table:table-cell>
          <table:table-cell office:value-type="float" office:value="1.15796696315121" calcext:value-type="float">
            <text:p>1.15797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0926725963575" calcext:value-type="float">
            <text:p>2.70927</text:p>
          </table:table-cell>
          <table:table-cell office:value-type="float" office:value="1.6950360016942" calcext:value-type="float">
            <text:p>1.69504</text:p>
          </table:table-cell>
          <table:table-cell office:value-type="float" office:value="1.21941550190597" calcext:value-type="float">
            <text:p>1.21942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7930537907666" calcext:value-type="float">
            <text:p>1.97931</text:p>
          </table:table-cell>
          <table:table-cell office:value-type="float" office:value="2.70662431173232" calcext:value-type="float">
            <text:p>2.70662</text:p>
          </table:table-cell>
          <table:table-cell office:value-type="float" office:value="1.5138500635324" calcext:value-type="float">
            <text:p>1.51385</text:p>
          </table:table-cell>
          <table:table-cell office:value-type="float" office:value="118050" calcext:value-type="float">
            <text:p>11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8730199068191" calcext:value-type="float">
            <text:p>2.6873</text:p>
          </table:table-cell>
          <table:table-cell office:value-type="float" office:value="1.71025836509953" calcext:value-type="float">
            <text:p>1.71026</text:p>
          </table:table-cell>
          <table:table-cell office:value-type="float" office:value="1.23735705209657" calcext:value-type="float">
            <text:p>1.23736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6768318509106" calcext:value-type="float">
            <text:p>2.66768</text:p>
          </table:table-cell>
          <table:table-cell office:value-type="float" office:value="1.72469292672596" calcext:value-type="float">
            <text:p>1.72469</text:p>
          </table:table-cell>
          <table:table-cell office:value-type="float" office:value="1.15059720457433" calcext:value-type="float">
            <text:p>1.1506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5536637018213" calcext:value-type="float">
            <text:p>2.65537</text:p>
          </table:table-cell>
          <table:table-cell office:value-type="float" office:value="1.74702244811521" calcext:value-type="float">
            <text:p>1.74702</text:p>
          </table:table-cell>
          <table:table-cell office:value-type="float" office:value="1.25214739517154" calcext:value-type="float">
            <text:p>1.25215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4310038119441" calcext:value-type="float">
            <text:p>2.6431</text:p>
          </table:table-cell>
          <table:table-cell office:value-type="float" office:value="1.75839051249471" calcext:value-type="float">
            <text:p>1.75839</text:p>
          </table:table-cell>
          <table:table-cell office:value-type="float" office:value="1.2453875476493" calcext:value-type="float">
            <text:p>1.24539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141889030072" calcext:value-type="float">
            <text:p>2.01142</text:p>
          </table:table-cell>
          <table:table-cell office:value-type="float" office:value="2.63945785684032" calcext:value-type="float">
            <text:p>2.63946</text:p>
          </table:table-cell>
          <table:table-cell office:value-type="float" office:value="1.5551207115629" calcext:value-type="float">
            <text:p>1.55512</text:p>
          </table:table-cell>
          <table:table-cell office:value-type="float" office:value="118050" calcext:value-type="float">
            <text:p>11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1590004235493" calcext:value-type="float">
            <text:p>2.6159</text:p>
          </table:table-cell>
          <table:table-cell office:value-type="float" office:value="1.77994070309191" calcext:value-type="float">
            <text:p>1.77994</text:p>
          </table:table-cell>
          <table:table-cell office:value-type="float" office:value="1.0797458703939" calcext:value-type="float">
            <text:p>1.07975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0742905548496" calcext:value-type="float">
            <text:p>2.60743</text:p>
          </table:table-cell>
          <table:table-cell office:value-type="float" office:value="1.79137653536637" calcext:value-type="float">
            <text:p>1.79138</text:p>
          </table:table-cell>
          <table:table-cell office:value-type="float" office:value="1.09646759847522" calcext:value-type="float">
            <text:p>1.09647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9653536637018" calcext:value-type="float">
            <text:p>2.59654</text:p>
          </table:table-cell>
          <table:table-cell office:value-type="float" office:value="1.85193562049979" calcext:value-type="float">
            <text:p>1.85194</text:p>
          </table:table-cell>
          <table:table-cell office:value-type="float" office:value="1.26866581956798" calcext:value-type="float">
            <text:p>1.26867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9069885641677" calcext:value-type="float">
            <text:p>2.5907</text:p>
          </table:table-cell>
          <table:table-cell office:value-type="float" office:value="1.89506141465481" calcext:value-type="float">
            <text:p>1.89506</text:p>
          </table:table-cell>
          <table:table-cell office:value-type="float" office:value="1.33184243964422" calcext:value-type="float">
            <text:p>1.33184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8087251164761" calcext:value-type="float">
            <text:p>2.58087</text:p>
          </table:table-cell>
          <table:table-cell office:value-type="float" office:value="1.90819144430326" calcext:value-type="float">
            <text:p>1.90819</text:p>
          </table:table-cell>
          <table:table-cell office:value-type="float" office:value="1.35547649301144" calcext:value-type="float">
            <text:p>1.35548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3645912748835" calcext:value-type="float">
            <text:p>2.53646</text:p>
          </table:table-cell>
          <table:table-cell office:value-type="float" office:value="1.93417196103346" calcext:value-type="float">
            <text:p>1.93417</text:p>
          </table:table-cell>
          <table:table-cell office:value-type="float" office:value="1.26622617534943" calcext:value-type="float">
            <text:p>1.26623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3243540872512" calcext:value-type="float">
            <text:p>2.53244</text:p>
          </table:table-cell>
          <table:table-cell office:value-type="float" office:value="1.96831003811944" calcext:value-type="float">
            <text:p>1.96831</text:p>
          </table:table-cell>
          <table:table-cell office:value-type="float" office:value="1.26302414231258" calcext:value-type="float">
            <text:p>1.26302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504447268107" calcext:value-type="float">
            <text:p>2.09504</text:p>
          </table:table-cell>
          <table:table-cell office:value-type="float" office:value="2.53028377806014" calcext:value-type="float">
            <text:p>2.53028</text:p>
          </table:table-cell>
          <table:table-cell office:value-type="float" office:value="1.56330368487929" calcext:value-type="float">
            <text:p>1.5633</text:p>
          </table:table-cell>
          <table:table-cell office:value-type="float" office:value="118050" calcext:value-type="float">
            <text:p>11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0850487081745" calcext:value-type="float">
            <text:p>2.1085</text:p>
          </table:table-cell>
          <table:table-cell office:value-type="float" office:value="2.51926302414231" calcext:value-type="float">
            <text:p>2.51926</text:p>
          </table:table-cell>
          <table:table-cell office:value-type="float" office:value="1.57931385006353" calcext:value-type="float">
            <text:p>1.57931</text:p>
          </table:table-cell>
          <table:table-cell office:value-type="float" office:value="118050" calcext:value-type="float">
            <text:p>11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0510800508259" calcext:value-type="float">
            <text:p>2.50511</text:p>
          </table:table-cell>
          <table:table-cell office:value-type="float" office:value="2.00790343074968" calcext:value-type="float">
            <text:p>2.0079</text:p>
          </table:table-cell>
          <table:table-cell office:value-type="float" office:value="1.44304955527319" calcext:value-type="float">
            <text:p>1.44305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0394747988141" calcext:value-type="float">
            <text:p>2.50395</text:p>
          </table:table-cell>
          <table:table-cell office:value-type="float" office:value="2.00360864040661" calcext:value-type="float">
            <text:p>2.00361</text:p>
          </table:table-cell>
          <table:table-cell office:value-type="float" office:value="1.32630241423126" calcext:value-type="float">
            <text:p>1.3263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8567556120288" calcext:value-type="float">
            <text:p>2.48568</text:p>
          </table:table-cell>
          <table:table-cell office:value-type="float" office:value="2.06686997035155" calcext:value-type="float">
            <text:p>2.06687</text:p>
          </table:table-cell>
          <table:table-cell office:value-type="float" office:value="1.62048284625159" calcext:value-type="float">
            <text:p>1.62048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95637441762" calcext:value-type="float">
            <text:p>2.46956</text:p>
          </table:table-cell>
          <table:table-cell office:value-type="float" office:value="2.05579839051249" calcext:value-type="float">
            <text:p>2.0558</text:p>
          </table:table-cell>
          <table:table-cell office:value-type="float" office:value="1.53895806861499" calcext:value-type="float">
            <text:p>1.53896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6793731469716" calcext:value-type="float">
            <text:p>2.46794</text:p>
          </table:table-cell>
          <table:table-cell office:value-type="float" office:value="2.07047861075815" calcext:value-type="float">
            <text:p>2.07048</text:p>
          </table:table-cell>
          <table:table-cell office:value-type="float" office:value="1.57580686149936" calcext:value-type="float">
            <text:p>1.57581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6722575180008" calcext:value-type="float">
            <text:p>2.46723</text:p>
          </table:table-cell>
          <table:table-cell office:value-type="float" office:value="2.07972045743329" calcext:value-type="float">
            <text:p>2.07972</text:p>
          </table:table-cell>
          <table:table-cell office:value-type="float" office:value="1.41336721728081" calcext:value-type="float">
            <text:p>1.41337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709021601016" calcext:value-type="float">
            <text:p>2.46709</text:p>
          </table:table-cell>
          <table:table-cell office:value-type="float" office:value="2.07505294366794" calcext:value-type="float">
            <text:p>2.07505</text:p>
          </table:table-cell>
          <table:table-cell office:value-type="float" office:value="1.44081321473952" calcext:value-type="float">
            <text:p>1.44081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3470563320627" calcext:value-type="float">
            <text:p>2.43471</text:p>
          </table:table-cell>
          <table:table-cell office:value-type="float" office:value="2.09988987717069" calcext:value-type="float">
            <text:p>2.09989</text:p>
          </table:table-cell>
          <table:table-cell office:value-type="float" office:value="1.44325285895807" calcext:value-type="float">
            <text:p>1.44325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9829733163914" calcext:value-type="float">
            <text:p>2.3983</text:p>
          </table:table-cell>
          <table:table-cell office:value-type="float" office:value="2.19008047437526" calcext:value-type="float">
            <text:p>2.19008</text:p>
          </table:table-cell>
          <table:table-cell office:value-type="float" office:value="1.45168996188056" calcext:value-type="float">
            <text:p>1.45169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8182126217704" calcext:value-type="float">
            <text:p>2.38182</text:p>
          </table:table-cell>
          <table:table-cell office:value-type="float" office:value="2.18199068191444" calcext:value-type="float">
            <text:p>2.18199</text:p>
          </table:table-cell>
          <table:table-cell office:value-type="float" office:value="1.38709021601017" calcext:value-type="float">
            <text:p>1.38709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285472257518" calcext:value-type="float">
            <text:p>2.36285</text:p>
          </table:table-cell>
          <table:table-cell office:value-type="float" office:value="2.2429055484964" calcext:value-type="float">
            <text:p>2.24291</text:p>
          </table:table-cell>
          <table:table-cell office:value-type="float" office:value="1.51344345616264" calcext:value-type="float">
            <text:p>1.51344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6215163066497" calcext:value-type="float">
            <text:p>2.36215</text:p>
          </table:table-cell>
          <table:table-cell office:value-type="float" office:value="2.22890300720034" calcext:value-type="float">
            <text:p>2.2289</text:p>
          </table:table-cell>
          <table:table-cell office:value-type="float" office:value="1.56335451080051" calcext:value-type="float">
            <text:p>1.56335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349428208386" calcext:value-type="float">
            <text:p>2.35349</text:p>
          </table:table-cell>
          <table:table-cell office:value-type="float" office:value="2.23278271918678" calcext:value-type="float">
            <text:p>2.23278</text:p>
          </table:table-cell>
          <table:table-cell office:value-type="float" office:value="1.47415501905972" calcext:value-type="float">
            <text:p>1.47416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585345192715" calcext:value-type="float">
            <text:p>2.32585</text:p>
          </table:table-cell>
          <table:table-cell office:value-type="float" office:value="2.2976027107158" calcext:value-type="float">
            <text:p>2.2976</text:p>
          </table:table-cell>
          <table:table-cell office:value-type="float" office:value="1.53087674714104" calcext:value-type="float">
            <text:p>1.53088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215163066497" calcext:value-type="float">
            <text:p>2.32215</text:p>
          </table:table-cell>
          <table:table-cell office:value-type="float" office:value="2.27479881406184" calcext:value-type="float">
            <text:p>2.2748</text:p>
          </table:table-cell>
          <table:table-cell office:value-type="float" office:value="1.5423125794155" calcext:value-type="float">
            <text:p>1.54231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645065650148" calcext:value-type="float">
            <text:p>2.31645</text:p>
          </table:table-cell>
          <table:table-cell office:value-type="float" office:value="2.2984498094028" calcext:value-type="float">
            <text:p>2.29845</text:p>
          </table:table-cell>
          <table:table-cell office:value-type="float" office:value="1.57880559085133" calcext:value-type="float">
            <text:p>1.57881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031766200762" calcext:value-type="float">
            <text:p>2.31032</text:p>
          </table:table-cell>
          <table:table-cell office:value-type="float" office:value="2.28926725963575" calcext:value-type="float">
            <text:p>2.28927</text:p>
          </table:table-cell>
          <table:table-cell office:value-type="float" office:value="1.52762388818297" calcext:value-type="float">
            <text:p>1.52762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870393900889" calcext:value-type="float">
            <text:p>2.2987</text:p>
          </table:table-cell>
          <table:table-cell office:value-type="float" office:value="2.29938161795849" calcext:value-type="float">
            <text:p>2.29938</text:p>
          </table:table-cell>
          <table:table-cell office:value-type="float" office:value="1.5658958068615" calcext:value-type="float">
            <text:p>1.5659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35281660313" calcext:value-type="float">
            <text:p>2.26735</text:p>
          </table:table-cell>
          <table:table-cell office:value-type="float" office:value="2.37192714951292" calcext:value-type="float">
            <text:p>2.37193</text:p>
          </table:table-cell>
          <table:table-cell office:value-type="float" office:value="1.58114358322745" calcext:value-type="float">
            <text:p>1.58114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2443879712" calcext:value-type="float">
            <text:p>2.26324</text:p>
          </table:table-cell>
          <table:table-cell office:value-type="float" office:value="2.32859805167302" calcext:value-type="float">
            <text:p>2.3286</text:p>
          </table:table-cell>
          <table:table-cell office:value-type="float" office:value="1.51944091486658" calcext:value-type="float">
            <text:p>1.51944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43922066921" calcext:value-type="float">
            <text:p>2.24344</text:p>
          </table:table-cell>
          <table:table-cell office:value-type="float" office:value="2.50311732316815" calcext:value-type="float">
            <text:p>2.50312</text:p>
          </table:table-cell>
          <table:table-cell office:value-type="float" office:value="1.66490470139771" calcext:value-type="float">
            <text:p>1.6649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780601440068" calcext:value-type="float">
            <text:p>2.23781</text:p>
          </table:table-cell>
          <table:table-cell office:value-type="float" office:value="2.38236340533672" calcext:value-type="float">
            <text:p>2.38236</text:p>
          </table:table-cell>
          <table:table-cell office:value-type="float" office:value="1.72736975857687" calcext:value-type="float">
            <text:p>1.72737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13680643795" calcext:value-type="float">
            <text:p>2.23137</text:p>
          </table:table-cell>
          <table:table-cell office:value-type="float" office:value="2.45068191444303" calcext:value-type="float">
            <text:p>2.45068</text:p>
          </table:table-cell>
          <table:table-cell office:value-type="float" office:value="1.69977128335451" calcext:value-type="float">
            <text:p>1.69977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92587886489" calcext:value-type="float">
            <text:p>2.19493</text:p>
          </table:table-cell>
          <table:table-cell office:value-type="float" office:value="2.52707327403643" calcext:value-type="float">
            <text:p>2.52707</text:p>
          </table:table-cell>
          <table:table-cell office:value-type="float" office:value="1.66500635324015" calcext:value-type="float">
            <text:p>1.66501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365099534096" calcext:value-type="float">
            <text:p>2.16365</text:p>
          </table:table-cell>
          <table:table-cell office:value-type="float" office:value="2.59647606946209" calcext:value-type="float">
            <text:p>2.59648</text:p>
          </table:table-cell>
          <table:table-cell office:value-type="float" office:value="1.79283354510801" calcext:value-type="float">
            <text:p>1.79283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933502753071" calcext:value-type="float">
            <text:p>2.14934</text:p>
          </table:table-cell>
          <table:table-cell office:value-type="float" office:value="2.47902583650995" calcext:value-type="float">
            <text:p>2.47903</text:p>
          </table:table-cell>
          <table:table-cell office:value-type="float" office:value="1.51745870393901" calcext:value-type="float">
            <text:p>1.51746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470563320627" calcext:value-type="float">
            <text:p>2.11471</text:p>
          </table:table-cell>
          <table:table-cell office:value-type="float" office:value="2.5350360016942" calcext:value-type="float">
            <text:p>2.53504</text:p>
          </table:table-cell>
          <table:table-cell office:value-type="float" office:value="1.43959339263024" calcext:value-type="float">
            <text:p>1.43959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123845828039" calcext:value-type="float">
            <text:p>2.11238</text:p>
          </table:table-cell>
          <table:table-cell office:value-type="float" office:value="2.68832698009318" calcext:value-type="float">
            <text:p>2.68833</text:p>
          </table:table-cell>
          <table:table-cell office:value-type="float" office:value="1.62388818297332" calcext:value-type="float">
            <text:p>1.62389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096484540449" calcext:value-type="float">
            <text:p>2.10965</text:p>
          </table:table-cell>
          <table:table-cell office:value-type="float" office:value="2.64158407454468" calcext:value-type="float">
            <text:p>2.64158</text:p>
          </table:table-cell>
          <table:table-cell office:value-type="float" office:value="1.68960609911055" calcext:value-type="float">
            <text:p>1.68961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9103769589157" calcext:value-type="float">
            <text:p>2.09104</text:p>
          </table:table-cell>
          <table:table-cell office:value-type="float" office:value="2.68057602710716" calcext:value-type="float">
            <text:p>2.68058</text:p>
          </table:table-cell>
          <table:table-cell office:value-type="float" office:value="1.75517153748412" calcext:value-type="float">
            <text:p>1.75517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886065226599" calcext:value-type="float">
            <text:p>2.06886</text:p>
          </table:table-cell>
          <table:table-cell office:value-type="float" office:value="2.72015247776366" calcext:value-type="float">
            <text:p>2.72015</text:p>
          </table:table-cell>
          <table:table-cell office:value-type="float" office:value="1.85926302414231" calcext:value-type="float">
            <text:p>1.85926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584498094028" calcext:value-type="float">
            <text:p>2.04584</text:p>
          </table:table-cell>
          <table:table-cell office:value-type="float" office:value="2.7405929690809" calcext:value-type="float">
            <text:p>2.74059</text:p>
          </table:table-cell>
          <table:table-cell office:value-type="float" office:value="1.86805590851334" calcext:value-type="float">
            <text:p>1.86806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443032613299" calcext:value-type="float">
            <text:p>2.02443</text:p>
          </table:table-cell>
          <table:table-cell office:value-type="float" office:value="2.69084286319356" calcext:value-type="float">
            <text:p>2.69084</text:p>
          </table:table-cell>
          <table:table-cell office:value-type="float" office:value="1.84238881829733" calcext:value-type="float">
            <text:p>1.84239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0693773824651" calcext:value-type="float">
            <text:p>2.00694</text:p>
          </table:table-cell>
          <table:table-cell office:value-type="float" office:value="2.70808132147395" calcext:value-type="float">
            <text:p>2.70808</text:p>
          </table:table-cell>
          <table:table-cell office:value-type="float" office:value="1.88919949174079" calcext:value-type="float">
            <text:p>1.8892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0250741211351" calcext:value-type="float">
            <text:p>2.00251</text:p>
          </table:table-cell>
          <table:table-cell office:value-type="float" office:value="2.83092757306226" calcext:value-type="float">
            <text:p>2.83093</text:p>
          </table:table-cell>
          <table:table-cell office:value-type="float" office:value="1.71288437102923" calcext:value-type="float">
            <text:p>1.71288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0099957645066" calcext:value-type="float">
            <text:p>2.001</text:p>
          </table:table-cell>
          <table:table-cell office:value-type="float" office:value="2.8615247776366" calcext:value-type="float">
            <text:p>2.86152</text:p>
          </table:table-cell>
          <table:table-cell office:value-type="float" office:value="1.71008894536213" calcext:value-type="float">
            <text:p>1.71009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9888182973316" calcext:value-type="float">
            <text:p>1.99888</text:p>
          </table:table-cell>
          <table:table-cell office:value-type="float" office:value="2.79151207115629" calcext:value-type="float">
            <text:p>2.79151</text:p>
          </table:table-cell>
          <table:table-cell office:value-type="float" office:value="1.83888182973316" calcext:value-type="float">
            <text:p>1.83888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98645489199492" calcext:value-type="float">
            <text:p>1.98645</text:p>
          </table:table-cell>
          <table:table-cell office:value-type="float" office:value="2.83126641253706" calcext:value-type="float">
            <text:p>2.83127</text:p>
          </table:table-cell>
          <table:table-cell office:value-type="float" office:value="1.9359085133418" calcext:value-type="float">
            <text:p>1.93591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9405336721728" calcext:value-type="float">
            <text:p>1.89405</text:p>
          </table:table-cell>
          <table:table-cell office:value-type="float" office:value="2.96144006776789" calcext:value-type="float">
            <text:p>2.96144</text:p>
          </table:table-cell>
          <table:table-cell office:value-type="float" office:value="2.07166454891995" calcext:value-type="float">
            <text:p>2.07166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8190597204574" calcext:value-type="float">
            <text:p>1.88191</text:p>
          </table:table-cell>
          <table:table-cell office:value-type="float" office:value="2.97733163913596" calcext:value-type="float">
            <text:p>2.97733</text:p>
          </table:table-cell>
          <table:table-cell office:value-type="float" office:value="1.62114358322745" calcext:value-type="float">
            <text:p>1.62114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88049131723846" calcext:value-type="float">
            <text:p>1.88049</text:p>
          </table:table-cell>
          <table:table-cell office:value-type="float" office:value="3.039152901313" calcext:value-type="float">
            <text:p>3.03915</text:p>
          </table:table-cell>
          <table:table-cell office:value-type="float" office:value="2.14642947903431" calcext:value-type="float">
            <text:p>2.14643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6860652265989" calcext:value-type="float">
            <text:p>1.86861</text:p>
          </table:table-cell>
          <table:table-cell office:value-type="float" office:value="3.05988140618382" calcext:value-type="float">
            <text:p>3.05988</text:p>
          </table:table-cell>
          <table:table-cell office:value-type="float" office:value="2.14764930114358" calcext:value-type="float">
            <text:p>2.14765</text:p>
          </table:table-cell>
          <table:table-cell office:value-type="float" office:value="118050" calcext:value-type="float">
            <text:p>11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60])" office:value-type="float" office:value="45" calcext:value-type="float">
            <text:p>45</text:p>
          </table:table-cell>
          <table:table-cell table:formula="of:=SUM([.B1:.B60])" office:value-type="float" office:value="26" calcext:value-type="float">
            <text:p>26</text:p>
          </table:table-cell>
          <table:table-cell table:formula="of:=SUM([.C1:.C60])" office:value-type="float" office:value="16" calcext:value-type="float">
            <text:p>16</text:p>
          </table:table-cell>
          <table:table-cell table:formula="of:=SUM([.D1:.D60])" office:value-type="float" office:value="35" calcext:value-type="float">
            <text:p>35</text:p>
          </table:table-cell>
          <table:table-cell table:formula="of:=SUM([.E1:.E60])" office:value-type="float" office:value="27" calcext:value-type="float">
            <text:p>27</text:p>
          </table:table-cell>
          <table:table-cell table:formula="of:=SUM([.F1:.F60])" office:value-type="float" office:value="24" calcext:value-type="float">
            <text:p>24</text:p>
          </table:table-cell>
          <table:table-cell table:formula="of:=SUM([.G1:.G60])" office:value-type="float" office:value="33" calcext:value-type="float">
            <text:p>33</text:p>
          </table:table-cell>
          <table:table-cell table:formula="of:=SUM([.H1:.H60])" office:value-type="float" office:value="49" calcext:value-type="float">
            <text:p>49</text:p>
          </table:table-cell>
          <table:table-cell table:formula="of:=SUM([.I1:.I60])" office:value-type="float" office:value="7" calcext:value-type="float">
            <text:p>7</text:p>
          </table:table-cell>
          <table:table-cell table:formula="of:=SUM([.J1:.J60])" office:value-type="float" office:value="20" calcext:value-type="float">
            <text:p>20</text:p>
          </table:table-cell>
          <table:table-cell table:formula="of:=SUM([.K1:.K60])" office:value-type="float" office:value="35" calcext:value-type="float">
            <text:p>35</text:p>
          </table:table-cell>
          <table:table-cell table:formula="of:=SUM([.L1:.L60])" office:value-type="float" office:value="17" calcext:value-type="float">
            <text:p>17</text:p>
          </table:table-cell>
          <table:table-cell table:formula="of:=SUM([.M1:.M60])" office:value-type="float" office:value="34" calcext:value-type="float">
            <text:p>34</text:p>
          </table:table-cell>
          <table:table-cell table:formula="of:=SUM([.N1:.N60])" office:value-type="float" office:value="29" calcext:value-type="float">
            <text:p>29</text:p>
          </table:table-cell>
          <table:table-cell table:formula="of:=SUM([.O1:.O60])" office:value-type="float" office:value="33" calcext:value-type="float">
            <text:p>33</text:p>
          </table:table-cell>
          <table:table-cell table:formula="of:=SUM([.P1:.P60])" office:value-type="float" office:value="9" calcext:value-type="float">
            <text:p>9</text:p>
          </table:table-cell>
          <table:table-cell table:formula="of:=SUM([.Q1:.Q60])" office:value-type="float" office:value="37" calcext:value-type="float">
            <text:p>37</text:p>
          </table:table-cell>
          <table:table-cell table:formula="of:=SUM([.R1:.R60])" office:value-type="float" office:value="49" calcext:value-type="float">
            <text:p>49</text:p>
          </table:table-cell>
          <table:table-cell table:formula="of:=SUM([.S1:.S60])" office:value-type="float" office:value="32" calcext:value-type="float">
            <text:p>32</text:p>
          </table:table-cell>
          <table:table-cell table:formula="of:=SUM([.T1:.T60])" office:value-type="float" office:value="28" calcext:value-type="float">
            <text:p>28</text:p>
          </table:table-cell>
          <table:table-cell table:formula="of:=SUM([.U1:.U60])" office:value-type="float" office:value="51" calcext:value-type="float">
            <text:p>51</text:p>
          </table:table-cell>
          <table:table-cell table:formula="of:=SUM([.V1:.V60])" office:value-type="float" office:value="39" calcext:value-type="float">
            <text:p>39</text:p>
          </table:table-cell>
          <table:table-cell table:formula="of:=SUM([.W1:.W60])" office:value-type="float" office:value="18" calcext:value-type="float">
            <text:p>18</text:p>
          </table:table-cell>
          <table:table-cell table:formula="of:=SUM([.X1:.X60])" office:value-type="float" office:value="40" calcext:value-type="float">
            <text:p>40</text:p>
          </table:table-cell>
          <table:table-cell table:formula="of:=SUM([.Y1:.Y60])" office:value-type="float" office:value="11" calcext:value-type="float">
            <text:p>11</text:p>
          </table:table-cell>
          <table:table-cell table:formula="of:=SUM([.Z1:.Z60])" office:value-type="float" office:value="41" calcext:value-type="float">
            <text:p>41</text:p>
          </table:table-cell>
          <table:table-cell table:formula="of:=SUM([.AA1:.AA60])" office:value-type="float" office:value="43" calcext:value-type="float">
            <text:p>43</text:p>
          </table:table-cell>
          <table:table-cell table:formula="of:=SUM([.AB1:.AB60])" office:value-type="float" office:value="24" calcext:value-type="float">
            <text:p>24</text:p>
          </table:table-cell>
          <table:table-cell table:formula="of:=SUM([.AC1:.AC60])" office:value-type="float" office:value="7" calcext:value-type="float">
            <text:p>7</text:p>
          </table:table-cell>
          <table:table-cell table:formula="of:=SUM([.AD1:.AD60])" office:value-type="float" office:value="27" calcext:value-type="float">
            <text:p>27</text:p>
          </table:table-cell>
          <table:table-cell table:formula="of:=SUM([.AE1:.AE60])" office:value-type="float" office:value="26" calcext:value-type="float">
            <text:p>26</text:p>
          </table:table-cell>
          <table:table-cell table:formula="of:=SUM([.AF1:.AF60])" office:value-type="float" office:value="8" calcext:value-type="float">
            <text:p>8</text:p>
          </table:table-cell>
          <table:table-cell table:formula="of:=SUM([.AG1:.AG60])" office:value-type="float" office:value="37" calcext:value-type="float">
            <text:p>37</text:p>
          </table:table-cell>
          <table:table-cell table:formula="of:=SUM([.AH1:.AH60])" office:value-type="float" office:value="31" calcext:value-type="float">
            <text:p>31</text:p>
          </table:table-cell>
          <table:table-cell table:formula="of:=SUM([.AI1:.AI60])" office:value-type="float" office:value="8" calcext:value-type="float">
            <text:p>8</text:p>
          </table:table-cell>
          <table:table-cell table:formula="of:=SUM([.AJ1:.AJ60])" office:value-type="float" office:value="23" calcext:value-type="float">
            <text:p>23</text:p>
          </table:table-cell>
          <table:table-cell table:formula="of:=SUM([.AK1:.AK60])" office:value-type="float" office:value="41" calcext:value-type="float">
            <text:p>41</text:p>
          </table:table-cell>
          <table:table-cell table:formula="of:=SUM([.AL1:.AL60])" office:value-type="float" office:value="43" calcext:value-type="float">
            <text:p>43</text:p>
          </table:table-cell>
          <table:table-cell table:formula="of:=SUM([.AM1:.AM60])" office:value-type="float" office:value="30" calcext:value-type="float">
            <text:p>30</text:p>
          </table:table-cell>
          <table:table-cell table:formula="of:=SUM([.AN1:.AN60])" office:value-type="float" office:value="25" calcext:value-type="float">
            <text:p>25</text:p>
          </table:table-cell>
          <table:table-cell table:formula="of:=SUM([.AO1:.AO60])" office:value-type="float" office:value="33" calcext:value-type="float">
            <text:p>33</text:p>
          </table:table-cell>
          <table:table-cell table:formula="of:=SUM([.AP1:.AP60])" office:value-type="float" office:value="39" calcext:value-type="float">
            <text:p>39</text:p>
          </table:table-cell>
          <table:table-cell table:formula="of:=SUM([.AQ1:.AQ60])" office:value-type="float" office:value="42" calcext:value-type="float">
            <text:p>42</text:p>
          </table:table-cell>
          <table:table-cell table:formula="of:=SUM([.AR1:.AR60])" office:value-type="float" office:value="26" calcext:value-type="float">
            <text:p>26</text:p>
          </table:table-cell>
          <table:table-cell table:formula="of:=SUM([.AS1:.AS60])" office:value-type="float" office:value="25" calcext:value-type="float">
            <text:p>25</text:p>
          </table:table-cell>
          <table:table-cell table:formula="of:=SUM([.AT1:.AT60])" office:value-type="float" office:value="17" calcext:value-type="float">
            <text:p>17</text:p>
          </table:table-cell>
          <table:table-cell table:formula="of:=SUM([.AU1:.AU60])" office:value-type="float" office:value="34" calcext:value-type="float">
            <text:p>34</text:p>
          </table:table-cell>
          <table:table-cell table:formula="of:=SUM([.AV1:.AV60])" office:value-type="float" office:value="21" calcext:value-type="float">
            <text:p>21</text:p>
          </table:table-cell>
          <table:table-cell table:formula="of:=SUM([.AW1:.AW60])" office:value-type="float" office:value="28" calcext:value-type="float">
            <text:p>28</text:p>
          </table:table-cell>
          <table:table-cell table:formula="of:=SUM([.AX1:.AX60])" office:value-type="float" office:value="22" calcext:value-type="float">
            <text:p>22</text:p>
          </table:table-cell>
          <table:table-cell table:formula="of:=SUM([.AY1:.AY60])" office:value-type="float" office:value="30" calcext:value-type="float">
            <text:p>30</text:p>
          </table:table-cell>
          <table:table-cell table:formula="of:=SUM([.AZ1:.AZ60])" office:value-type="float" office:value="52" calcext:value-type="float">
            <text:p>52</text:p>
          </table:table-cell>
          <table:table-cell table:formula="of:=SUM([.BA1:.BA60])" office:value-type="float" office:value="38" calcext:value-type="float">
            <text:p>38</text:p>
          </table:table-cell>
          <table:table-cell table:formula="of:=SUM([.BB1:.BB60])" office:value-type="float" office:value="18" calcext:value-type="float">
            <text:p>18</text:p>
          </table:table-cell>
          <table:table-cell table:formula="of:=SUM([.BC1:.BC60])" office:value-type="float" office:value="39" calcext:value-type="float">
            <text:p>39</text:p>
          </table:table-cell>
          <table:table-cell table:formula="of:=SUM([.BD1:.BD60])" office:value-type="float" office:value="38" calcext:value-type="float">
            <text:p>38</text:p>
          </table:table-cell>
          <table:table-cell table:formula="of:=SUM([.BE1:.BE60])" office:value-type="float" office:value="38" calcext:value-type="float">
            <text:p>38</text:p>
          </table:table-cell>
          <table:table-cell table:formula="of:=SUM([.BF1:.BF60])" office:value-type="float" office:value="44" calcext:value-type="float">
            <text:p>44</text:p>
          </table:table-cell>
          <table:table-cell table:formula="of:=SUM([.BG1:.BG60])" office:value-type="float" office:value="26" calcext:value-type="float">
            <text:p>26</text:p>
          </table:table-cell>
          <table:table-cell table:formula="of:=SUM([.BH1:.BH60])" office:value-type="float" office:value="29" calcext:value-type="float">
            <text:p>29</text:p>
          </table:table-cell>
          <table:table-cell table:formula="of:=SUM([.BI1:.BI60])" office:value-type="float" office:value="12" calcext:value-type="float">
            <text:p>12</text:p>
          </table:table-cell>
          <table:table-cell table:formula="of:=SUM([.BJ1:.BJ60])" office:value-type="float" office:value="42" calcext:value-type="float">
            <text:p>42</text:p>
          </table:table-cell>
          <table:table-cell table:formula="of:=SUM([.BK1:.BK60])" office:value-type="float" office:value="20" calcext:value-type="float">
            <text:p>20</text:p>
          </table:table-cell>
          <table:table-cell table:formula="of:=SUM([.BL1:.BL60])" office:value-type="float" office:value="12" calcext:value-type="float">
            <text:p>12</text:p>
          </table:table-cell>
          <table:table-cell table:formula="of:=SUM([.BM1:.BM60])" office:value-type="float" office:value="23" calcext:value-type="float">
            <text:p>23</text:p>
          </table:table-cell>
          <table:table-cell table:formula="of:=SUM([.BN1:.BN60])" office:value-type="float" office:value="35" calcext:value-type="float">
            <text:p>35</text:p>
          </table:table-cell>
          <table:table-cell table:formula="of:=SUM([.BO1:.BO60])" office:value-type="float" office:value="15" calcext:value-type="float">
            <text:p>15</text:p>
          </table:table-cell>
          <table:table-cell table:formula="of:=SUM([.BP1:.BP60])" office:value-type="float" office:value="29" calcext:value-type="float">
            <text:p>29</text:p>
          </table:table-cell>
          <table:table-cell table:formula="of:=SUM([.BQ1:.BQ60])" office:value-type="float" office:value="17" calcext:value-type="float">
            <text:p>17</text:p>
          </table:table-cell>
          <table:table-cell table:formula="of:=SUM([.BR1:.BR6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7" calcext:value-type="float">
            <text:p>7</text:p>
          </table:table-cell>
          <table:table-cell table:formula="of:=SUM([.C1:.C10])" office:value-type="float" office:value="7" calcext:value-type="float">
            <text:p>7</text:p>
          </table:table-cell>
          <table:table-cell table:formula="of:=SUM([.D1:.D10])" office:value-type="float" office:value="10" calcext:value-type="float">
            <text:p>10</text:p>
          </table:table-cell>
          <table:table-cell table:formula="of:=SUM([.E1:.E10])" office:value-type="float" office:value="7" calcext:value-type="float">
            <text:p>7</text:p>
          </table:table-cell>
          <table:table-cell table:formula="of:=SUM([.F1:.F10])" office:value-type="float" office:value="10" calcext:value-type="float">
            <text:p>10</text:p>
          </table:table-cell>
          <table:table-cell table:formula="of:=SUM([.G1:.G10])" office:value-type="float" office:value="4" calcext:value-type="float">
            <text:p>4</text:p>
          </table:table-cell>
          <table:table-cell table:formula="of:=SUM([.H1:.H10])" office:value-type="float" office:value="10" calcext:value-type="float">
            <text:p>10</text:p>
          </table:table-cell>
          <table:table-cell table:formula="of:=SUM([.I1:.I10])" office:value-type="float" office:value="0" calcext:value-type="float">
            <text:p>0</text:p>
          </table:table-cell>
          <table:table-cell table:formula="of:=SUM([.J1:.J10])" office:value-type="float" office:value="3" calcext:value-type="float">
            <text:p>3</text:p>
          </table:table-cell>
          <table:table-cell table:formula="of:=SUM([.K1:.K10])" office:value-type="float" office:value="7" calcext:value-type="float">
            <text:p>7</text:p>
          </table:table-cell>
          <table:table-cell table:formula="of:=SUM([.L1:.L10])" office:value-type="float" office:value="0" calcext:value-type="float">
            <text:p>0</text:p>
          </table:table-cell>
          <table:table-cell table:formula="of:=SUM([.M1:.M10])" office:value-type="float" office:value="7" calcext:value-type="float">
            <text:p>7</text:p>
          </table:table-cell>
          <table:table-cell table:formula="of:=SUM([.N1:.N10])" office:value-type="float" office:value="3" calcext:value-type="float">
            <text:p>3</text:p>
          </table:table-cell>
          <table:table-cell table:formula="of:=SUM([.O1:.O10])" office:value-type="float" office:value="7" calcext:value-type="float">
            <text:p>7</text:p>
          </table:table-cell>
          <table:table-cell table:formula="of:=SUM([.P1:.P10])" office:value-type="float" office:value="0" calcext:value-type="float">
            <text:p>0</text:p>
          </table:table-cell>
          <table:table-cell table:formula="of:=SUM([.Q1:.Q10])" office:value-type="float" office:value="10" calcext:value-type="float">
            <text:p>10</text:p>
          </table:table-cell>
          <table:table-cell table:formula="of:=SUM([.R1:.R10])" office:value-type="float" office:value="10" calcext:value-type="float">
            <text:p>10</text:p>
          </table:table-cell>
          <table:table-cell table:formula="of:=SUM([.S1:.S10])" office:value-type="float" office:value="1" calcext:value-type="float">
            <text:p>1</text:p>
          </table:table-cell>
          <table:table-cell table:formula="of:=SUM([.T1:.T10])" office:value-type="float" office:value="10" calcext:value-type="float">
            <text:p>10</text:p>
          </table:table-cell>
          <table:table-cell table:formula="of:=SUM([.U1:.U10])" office:value-type="float" office:value="10" calcext:value-type="float">
            <text:p>10</text:p>
          </table:table-cell>
          <table:table-cell table:formula="of:=SUM([.V1:.V10])" office:value-type="float" office:value="7" calcext:value-type="float">
            <text:p>7</text:p>
          </table:table-cell>
          <table:table-cell table:formula="of:=SUM([.W1:.W10])" office:value-type="float" office:value="0" calcext:value-type="float">
            <text:p>0</text:p>
          </table:table-cell>
          <table:table-cell table:formula="of:=SUM([.X1:.X10])" office:value-type="float" office:value="7" calcext:value-type="float">
            <text:p>7</text:p>
          </table:table-cell>
          <table:table-cell table:formula="of:=SUM([.Y1:.Y10])" office:value-type="float" office:value="3" calcext:value-type="float">
            <text:p>3</text:p>
          </table:table-cell>
          <table:table-cell table:formula="of:=SUM([.Z1:.Z10])" office:value-type="float" office:value="10" calcext:value-type="float">
            <text:p>10</text:p>
          </table:table-cell>
          <table:table-cell table:formula="of:=SUM([.AA1:.AA10])" office:value-type="float" office:value="6" calcext:value-type="float">
            <text:p>6</text:p>
          </table:table-cell>
          <table:table-cell table:formula="of:=SUM([.AB1:.AB10])" office:value-type="float" office:value="3" calcext:value-type="float">
            <text:p>3</text:p>
          </table:table-cell>
          <table:table-cell table:formula="of:=SUM([.AC1:.AC10])" office:value-type="float" office:value="1" calcext:value-type="float">
            <text:p>1</text:p>
          </table:table-cell>
          <table:table-cell table:formula="of:=SUM([.AD1:.AD10])" office:value-type="float" office:value="0" calcext:value-type="float">
            <text:p>0</text:p>
          </table:table-cell>
          <table:table-cell table:formula="of:=SUM([.AE1:.AE10])" office:value-type="float" office:value="1" calcext:value-type="float">
            <text:p>1</text:p>
          </table:table-cell>
          <table:table-cell table:formula="of:=SUM([.AF1:.AF10])" office:value-type="float" office:value="0" calcext:value-type="float">
            <text:p>0</text:p>
          </table:table-cell>
          <table:table-cell table:formula="of:=SUM([.AG1:.AG10])" office:value-type="float" office:value="9" calcext:value-type="float">
            <text:p>9</text:p>
          </table:table-cell>
          <table:table-cell table:formula="of:=SUM([.AH1:.AH10])" office:value-type="float" office:value="9" calcext:value-type="float">
            <text:p>9</text:p>
          </table:table-cell>
          <table:table-cell table:formula="of:=SUM([.AI1:.AI10])" office:value-type="float" office:value="1" calcext:value-type="float">
            <text:p>1</text:p>
          </table:table-cell>
          <table:table-cell table:formula="of:=SUM([.AJ1:.AJ10])" office:value-type="float" office:value="3" calcext:value-type="float">
            <text:p>3</text:p>
          </table:table-cell>
          <table:table-cell table:formula="of:=SUM([.AK1:.AK10])" office:value-type="float" office:value="8" calcext:value-type="float">
            <text:p>8</text:p>
          </table:table-cell>
          <table:table-cell table:formula="of:=SUM([.AL1:.AL10])" office:value-type="float" office:value="8" calcext:value-type="float">
            <text:p>8</text:p>
          </table:table-cell>
          <table:table-cell table:formula="of:=SUM([.AM1:.AM10])" office:value-type="float" office:value="3" calcext:value-type="float">
            <text:p>3</text:p>
          </table:table-cell>
          <table:table-cell table:formula="of:=SUM([.AN1:.AN10])" office:value-type="float" office:value="0" calcext:value-type="float">
            <text:p>0</text:p>
          </table:table-cell>
          <table:table-cell table:formula="of:=SUM([.AO1:.AO10])" office:value-type="float" office:value="10" calcext:value-type="float">
            <text:p>10</text:p>
          </table:table-cell>
          <table:table-cell table:formula="of:=SUM([.AP1:.AP10])" office:value-type="float" office:value="10" calcext:value-type="float">
            <text:p>10</text:p>
          </table:table-cell>
          <table:table-cell table:formula="of:=SUM([.AQ1:.AQ10])" office:value-type="float" office:value="8" calcext:value-type="float">
            <text:p>8</text:p>
          </table:table-cell>
          <table:table-cell table:formula="of:=SUM([.AR1:.AR10])" office:value-type="float" office:value="7" calcext:value-type="float">
            <text:p>7</text:p>
          </table:table-cell>
          <table:table-cell table:formula="of:=SUM([.AS1:.AS10])" office:value-type="float" office:value="2" calcext:value-type="float">
            <text:p>2</text:p>
          </table:table-cell>
          <table:table-cell table:formula="of:=SUM([.AT1:.AT10])" office:value-type="float" office:value="2" calcext:value-type="float">
            <text:p>2</text:p>
          </table:table-cell>
          <table:table-cell table:formula="of:=SUM([.AU1:.AU10])" office:value-type="float" office:value="5" calcext:value-type="float">
            <text:p>5</text:p>
          </table:table-cell>
          <table:table-cell table:formula="of:=SUM([.AV1:.AV10])" office:value-type="float" office:value="2" calcext:value-type="float">
            <text:p>2</text:p>
          </table:table-cell>
          <table:table-cell table:formula="of:=SUM([.AW1:.AW10])" office:value-type="float" office:value="7" calcext:value-type="float">
            <text:p>7</text:p>
          </table:table-cell>
          <table:table-cell table:formula="of:=SUM([.AX1:.AX10])" office:value-type="float" office:value="4" calcext:value-type="float">
            <text:p>4</text:p>
          </table:table-cell>
          <table:table-cell table:formula="of:=SUM([.AY1:.AY10])" office:value-type="float" office:value="5" calcext:value-type="float">
            <text:p>5</text:p>
          </table:table-cell>
          <table:table-cell table:formula="of:=SUM([.AZ1:.AZ10])" office:value-type="float" office:value="10" calcext:value-type="float">
            <text:p>10</text:p>
          </table:table-cell>
          <table:table-cell table:formula="of:=SUM([.BA1:.BA10])" office:value-type="float" office:value="8" calcext:value-type="float">
            <text:p>8</text:p>
          </table:table-cell>
          <table:table-cell table:formula="of:=SUM([.BB1:.BB10])" office:value-type="float" office:value="0" calcext:value-type="float">
            <text:p>0</text:p>
          </table:table-cell>
          <table:table-cell table:formula="of:=SUM([.BC1:.BC10])" office:value-type="float" office:value="7" calcext:value-type="float">
            <text:p>7</text:p>
          </table:table-cell>
          <table:table-cell table:formula="of:=SUM([.BD1:.BD10])" office:value-type="float" office:value="9" calcext:value-type="float">
            <text:p>9</text:p>
          </table:table-cell>
          <table:table-cell table:formula="of:=SUM([.BE1:.BE10])" office:value-type="float" office:value="8" calcext:value-type="float">
            <text:p>8</text:p>
          </table:table-cell>
          <table:table-cell table:formula="of:=SUM([.BF1:.BF10])" office:value-type="float" office:value="9" calcext:value-type="float">
            <text:p>9</text:p>
          </table:table-cell>
          <table:table-cell table:formula="of:=SUM([.BG1:.BG10])" office:value-type="float" office:value="4" calcext:value-type="float">
            <text:p>4</text:p>
          </table:table-cell>
          <table:table-cell table:formula="of:=SUM([.BH1:.BH10])" office:value-type="float" office:value="2" calcext:value-type="float">
            <text:p>2</text:p>
          </table:table-cell>
          <table:table-cell table:formula="of:=SUM([.BI1:.BI10])" office:value-type="float" office:value="2" calcext:value-type="float">
            <text:p>2</text:p>
          </table:table-cell>
          <table:table-cell table:formula="of:=SUM([.BJ1:.BJ10])" office:value-type="float" office:value="8" calcext:value-type="float">
            <text:p>8</text:p>
          </table:table-cell>
          <table:table-cell table:formula="of:=SUM([.BK1:.BK10])" office:value-type="float" office:value="4" calcext:value-type="float">
            <text:p>4</text:p>
          </table:table-cell>
          <table:table-cell table:formula="of:=SUM([.BL1:.BL10])" office:value-type="float" office:value="5" calcext:value-type="float">
            <text:p>5</text:p>
          </table:table-cell>
          <table:table-cell table:formula="of:=SUM([.BM1:.BM10])" office:value-type="float" office:value="4" calcext:value-type="float">
            <text:p>4</text:p>
          </table:table-cell>
          <table:table-cell table:formula="of:=SUM([.BN1:.BN10])" office:value-type="float" office:value="8" calcext:value-type="float">
            <text:p>8</text:p>
          </table:table-cell>
          <table:table-cell table:formula="of:=SUM([.BO1:.BO10])" office:value-type="float" office:value="3" calcext:value-type="float">
            <text:p>3</text:p>
          </table:table-cell>
          <table:table-cell table:formula="of:=SUM([.BP1:.BP10])" office:value-type="float" office:value="4" calcext:value-type="float">
            <text:p>4</text:p>
          </table:table-cell>
          <table:table-cell table:formula="of:=SUM([.BQ1:.BQ10])" office:value-type="float" office:value="2" calcext:value-type="float">
            <text:p>2</text:p>
          </table:table-cell>
          <table:table-cell table:formula="of:=SUM([.BR1:.BR1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/>
          <table:table-cell table:number-columns-repeated="2" office:value-type="string" calcext:value-type="string">
            <text:p>***</text:p>
          </table:table-cell>
          <table:table-cell table:number-columns-repeated="2"/>
          <table:table-cell office:value-type="string" calcext:value-type="string">
            <text:p>***</text:p>
          </table:table-cell>
          <table:table-cell table:number-columns-repeated="3"/>
          <table:table-cell table:number-columns-repeated="3" office:value-type="string" calcext:value-type="string">
            <text:p>***</text:p>
          </table:table-cell>
          <table:table-cell/>
          <table:table-cell table:number-columns-repeated="2"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 table:number-columns-repeated="2"/>
          <table:table-cell office:value-type="string" calcext:value-type="string">
            <text:p>***</text:p>
          </table:table-cell>
          <table:table-cell table:number-columns-repeated="3"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 table:number-columns-repeated="7"/>
          <table:table-cell table:number-columns-repeated="3" office:value-type="string" calcext:value-type="string">
            <text:p>***</text:p>
          </table:table-cell>
          <table:table-cell table:number-columns-repeated="9"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00:23:08.250526061</dc:date>
    <meta:document-statistic meta:table-count="1" meta:cell-count="4723" meta:object-count="0"/>
    <meta:generator>LibreOffice/4.2.8.2$Linux_X86_64 LibreOffice_project/420m0$Build-2</meta:generator>
  </office:meta>
</office:document-meta>
</file>